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e3346" officeooo:paragraph-rsid="001e3346"/>
    </style:style>
    <style:style style:name="P2" style:family="paragraph" style:parent-style-name="Text_20_body">
      <style:text-properties officeooo:rsid="001e3346" officeooo:paragraph-rsid="002ee9ce"/>
    </style:style>
    <style:style style:name="P3" style:family="paragraph" style:parent-style-name="Text_20_body">
      <style:text-properties officeooo:rsid="001f7b94" officeooo:paragraph-rsid="0020b3c7"/>
    </style:style>
    <style:style style:name="P4" style:family="paragraph" style:parent-style-name="Text_20_body">
      <style:text-properties officeooo:rsid="0028f36d" officeooo:paragraph-rsid="0028f36d"/>
    </style:style>
    <style:style style:name="P5" style:family="paragraph" style:parent-style-name="Text_20_body">
      <style:text-properties officeooo:rsid="0030336d" officeooo:paragraph-rsid="0030336d"/>
    </style:style>
    <style:style style:name="P6" style:family="paragraph" style:parent-style-name="Text_20_body">
      <style:text-properties officeooo:rsid="00309eef" officeooo:paragraph-rsid="003600ee"/>
    </style:style>
    <style:style style:name="T1" style:family="text">
      <style:text-properties officeooo:rsid="001e5abc"/>
    </style:style>
    <style:style style:name="T2" style:family="text">
      <style:text-properties officeooo:rsid="00224917"/>
    </style:style>
    <style:style style:name="T3" style:family="text">
      <style:text-properties officeooo:rsid="002e2e4e"/>
    </style:style>
    <style:style style:name="T4" style:family="text">
      <style:text-properties fo:font-size="7pt" officeooo:rsid="002efa7f" style:font-size-asian="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ransfer buffers</text:h>
      <text:p text:style-name="P6"><text:span text:style-name="T4">180727, updated 18.5.2019/pekka</text:span></text:p>
      <text:p text:style-name="P6">Transfer buffer binds a memory block and connection object together. It buffers changes to be sent through the connection.</text:p>
      <text:p text:style-name="P1"/>
      <text:p text:style-name="P1">ioc_initialize_<text:span text:style-name="T3">source_buffer</text:span>(<text:span text:style-name="T1">iocSourceBuffer *sbuf, con, mblk</text:span>);</text:p>
      <text:p text:style-name="P2">ioc_<text:span text:style-name="T2">remove</text:span>_<text:span text:style-name="T3">source_buffer</text:span>(<text:span text:style-name="T1">iocSourceBuffer *sbuf</text:span>);</text:p>
      <text:p text:style-name="P3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6-20T18:09:53.885000000</dc:date>
    <meta:editing-duration>PT37M17S</meta:editing-duration>
    <meta:editing-cycles>28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5" meta:word-count="30" meta:character-count="280" meta:non-whitespace-character-count="255"/>
  </office:meta>
</office:document-meta>
</file>